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text-properties fo:font-weight="bold" style:font-weight-asian="bold" style:font-weight-complex="bold"/>
    </style:style>
    <style:style style:name="P15" style:parent-style-name="Textbody" style:family="paragraph">
      <style:paragraph-properties fo:widows="2" fo:orphans="2" fo:text-align="center" fo:margin-bottom="0.1666in"/>
      <style:text-properties fo:hyphenate="true"/>
    </style:style>
    <style:style style:name="T16" style:parent-style-name="V-Modell-XT.Instruction" style:family="text">
      <style:text-properties fo:font-size="40pt" style:font-size-asian="40pt" style:font-size-complex="40pt"/>
    </style:style>
    <style:style style:name="T17" style:parent-style-name="Absatz-Standardschriftart" style:family="text">
      <style:text-properties fo:font-weight="bold" style:font-weight-asian="bold" style:font-weight-complex="bold"/>
    </style:style>
    <style:style style:name="T18" style:parent-style-name="V-Modell-XT.Instruction" style:family="text">
      <style:text-properties fo:font-size="14pt" style:font-size-asian="14pt"/>
    </style:style>
    <style:style style:name="TableColumn20" style:family="table-column">
      <style:table-column-properties style:column-width="1.6069in" style:use-optimal-column-width="false"/>
    </style:style>
    <style:style style:name="TableColumn21" style:family="table-column">
      <style:table-column-properties style:column-width="3.5215in" style:use-optimal-column-width="false"/>
    </style:style>
    <style:style style:name="Table19" style:family="table">
      <style:table-properties style:width="5.1284in" fo:margin-left="0.5458in" table:align="left"/>
    </style:style>
    <style:style style:name="TableRow22" style:family="table-row">
      <style:table-row-properties style:use-optimal-row-height="false" fo:keep-together="always"/>
    </style:style>
    <style:style style:name="TableCell2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4" style:parent-style-name="TableContents" style:family="paragraph">
      <style:text-properties fo:font-weight="bold" style:font-weight-asian="bold" style:font-weight-complex="bold" fo:font-size="10pt" style:font-size-asian="10pt" style:font-size-complex="10pt"/>
    </style:style>
    <style:style style:name="TableCell25" style:family="table-cell">
      <style:table-cell-properties fo:border="0.0034in solid #000000" style:writing-mode="lr-tb" fo:padding-top="0.0395in" fo:padding-left="0.0395in" fo:padding-bottom="0.0194in" fo:padding-right="0.0395in"/>
    </style:style>
    <style:style style:name="P26" style:parent-style-name="TableContents" style:family="paragraph">
      <style:paragraph-properties>
        <style:tab-stops>
          <style:tab-stop style:type="right" style:position="3.552in"/>
        </style:tab-stops>
      </style:paragraph-properties>
    </style:style>
    <style:style style:name="T27" style:parent-style-name="V-Modell-XT.Instruction" style:family="text">
      <style:text-properties fo:font-size="10pt" style:font-size-asian="10pt" style:font-size-complex="10pt"/>
    </style:style>
    <style:style style:name="TableRow28" style:family="table-row">
      <style:table-row-properties style:use-optimal-row-height="false" fo:keep-together="always"/>
    </style:style>
    <style:style style:name="TableCell2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0" style:parent-style-name="TableContents" style:family="paragraph">
      <style:text-properties fo:font-weight="bold" style:font-weight-asian="bold" style:font-weight-complex="bold" fo:font-size="10pt" style:font-size-asian="10pt" style:font-size-complex="10pt"/>
    </style:style>
    <style:style style:name="TableCell3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2" style:family="table-row">
      <style:table-row-properties style:use-optimal-row-height="false" fo:keep-together="always"/>
    </style:style>
    <style:style style:name="TableCell3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4" style:parent-style-name="TableContents" style:family="paragraph">
      <style:text-properties fo:font-weight="bold" style:font-weight-asian="bold" style:font-weight-complex="bold" fo:font-size="10pt" style:font-size-asian="10pt" style:font-size-complex="10pt"/>
    </style:style>
    <style:style style:name="TableCell3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6" style:parent-style-name="TableContents" style:family="paragraph">
      <style:paragraph-properties>
        <style:tab-stops>
          <style:tab-stop style:type="right" style:position="3.552in"/>
        </style:tab-stops>
      </style:paragraph-properties>
    </style:style>
    <style:style style:name="TableRow37" style:family="table-row">
      <style:table-row-properties style:use-optimal-row-height="false" fo:keep-together="always"/>
    </style:style>
    <style:style style:name="TableCell3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9" style:parent-style-name="TableContents" style:family="paragraph">
      <style:text-properties fo:font-weight="bold" style:font-weight-asian="bold" style:font-weight-complex="bold" fo:font-size="10pt" style:font-size-asian="10pt" style:font-size-complex="10pt"/>
    </style:style>
    <style:style style:name="TableCell4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1" style:family="table-row">
      <style:table-row-properties style:use-optimal-row-height="false" fo:keep-together="always"/>
    </style:style>
    <style:style style:name="TableCell4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3" style:parent-style-name="TableContents" style:family="paragraph">
      <style:text-properties fo:font-weight="bold" style:font-weight-asian="bold" style:font-weight-complex="bold" fo:font-size="10pt" style:font-size-asian="10pt" style:font-size-complex="10pt"/>
    </style:style>
    <style:style style:name="TableCell4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5" style:parent-style-name="Absatz-Standardschriftart" style:family="text">
      <style:text-properties fo:font-size="10pt" style:font-size-asian="10pt" style:font-size-complex="10pt"/>
    </style:style>
    <number:date-style style:name="N46" number:language="en" number:country="US">
      <number:month number:style="long" number:calendar="gregorian"/>
      <number:text>/</number:text>
      <number:day number:style="long" number:calendar="gregorian"/>
      <number:text>/</number:text>
      <number:year number:style="long" number:calendar="gregorian"/>
    </number:date-style>
    <style:style style:name="T47" style:parent-style-name="Absatz-Standardschriftart" style:family="text">
      <style:text-properties fo:font-size="10pt" style:font-size-asian="10pt" style:font-size-complex="10pt"/>
    </style:style>
    <style:style style:name="T48" style:parent-style-name="Absatz-Standardschriftart" style:family="text">
      <style:text-properties fo:font-size="10pt" style:font-size-asian="10pt" style:font-size-complex="10pt"/>
    </style:style>
    <number:date-style style:name="N49" number:language="en" number:country="US">
      <number:hours number:style="long"/>
      <number:text>:</number:text>
      <number:minutes number:style="long"/>
    </number:date-style>
    <style:style style:name="TableRow50" style:family="table-row">
      <style:table-row-properties style:use-optimal-row-height="false" fo:keep-together="always"/>
    </style:style>
    <style:style style:name="TableCell5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2" style:parent-style-name="TableContents" style:family="paragraph">
      <style:text-properties fo:font-weight="bold" style:font-weight-asian="bold" style:font-weight-complex="bold" fo:font-size="10pt" style:font-size-asian="10pt" style:font-size-complex="10pt"/>
    </style:style>
    <style:style style:name="TableCell53" style:family="table-cell">
      <style:table-cell-properties fo:border="none" style:writing-mode="lr-tb" fo:padding-top="0in" fo:padding-left="0.0069in" fo:padding-bottom="0in" fo:padding-right="0.0069in"/>
    </style:style>
    <style:style style:name="TableColumn55" style:family="table-column">
      <style:table-column-properties style:column-width="0.2708in" style:use-optimal-column-width="false"/>
    </style:style>
    <style:style style:name="TableColumn56" style:family="table-column">
      <style:table-column-properties style:column-width="3.25in" style:use-optimal-column-width="false"/>
    </style:style>
    <style:style style:name="Table54" style:family="table">
      <style:table-properties style:width="3.5208in" fo:margin-left="0in" table:align="left"/>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9" style:parent-style-name="TableContents" style:family="paragraph">
      <style:paragraph-properties fo:text-align="center"/>
    </style:style>
    <style:style style:name="TableCell6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3" style:parent-style-name="TableContents" style:family="paragraph">
      <style:paragraph-properties fo:text-align="center"/>
    </style:style>
    <style:style style:name="TableCell6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7" style:parent-style-name="TableContents" style:family="paragraph">
      <style:paragraph-properties fo:text-align="center"/>
    </style:style>
    <style:style style:name="TableCell6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9" style:parent-style-name="Standard" style:family="paragraph">
      <style:text-properties style:font-name="Times New Roman" fo:font-size="12pt" style:font-size-asian="12pt"/>
    </style:style>
    <style:style style:name="TableRow70" style:family="table-row">
      <style:table-row-properties style:use-optimal-row-height="false" fo:keep-together="always"/>
    </style:style>
    <style:style style:name="TableCell7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2" style:parent-style-name="TableContents" style:family="paragraph">
      <style:text-properties fo:font-weight="bold" style:font-weight-asian="bold" style:font-weight-complex="bold" fo:font-size="10pt" style:font-size-asian="10pt" style:font-size-complex="10pt"/>
    </style:style>
    <style:style style:name="TableCell7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4" style:family="table-row">
      <style:table-row-properties style:use-optimal-row-height="false" fo:keep-together="always"/>
    </style:style>
    <style:style style:name="TableCell7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6" style:parent-style-name="TableContents" style:family="paragraph">
      <style:text-properties fo:font-weight="bold" style:font-weight-asian="bold" style:font-weight-complex="bold" fo:font-size="10pt" style:font-size-asian="10pt" style:font-size-complex="10pt"/>
    </style:style>
    <style:style style:name="TableCell7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8" style:parent-style-name="TableContents" style:family="paragraph">
      <style:text-properties fo:font-size="10pt" style:font-size-asian="10pt"/>
    </style:style>
    <style:style style:name="P79" style:parent-style-name="V-Modell-XT.Produktbeispiele.Überschrift" style:family="paragraph">
      <style:paragraph-properties fo:break-before="page"/>
      <style:text-properties fo:font-size="12.5pt" style:font-size-asian="12.5pt"/>
    </style:style>
    <style:style style:name="TableColumn81" style:family="table-column">
      <style:table-column-properties style:column-width="1.3666in" style:use-optimal-column-width="false"/>
    </style:style>
    <style:style style:name="TableColumn82" style:family="table-column">
      <style:table-column-properties style:column-width="4.9333in" style:use-optimal-column-width="false"/>
    </style:style>
    <style:style style:name="Table80" style:family="table">
      <style:table-properties style:width="6.3in" fo:margin-left="0in" table:align="left"/>
    </style:style>
    <style:style style:name="TableRow83" style:family="table-row">
      <style:table-row-properties style:use-optimal-row-height="false" fo:keep-together="always"/>
    </style:style>
    <style:style style:name="TableCell84"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5" style:parent-style-name="TableContents" style:family="paragraph">
      <style:text-properties fo:font-weight="bold" style:font-weight-asian="bold" style:font-weight-complex="bold" fo:font-size="10pt" style:font-size-asian="10pt" style:font-size-complex="10pt"/>
    </style:style>
    <style:style style:name="TableCell86" style:family="table-cell">
      <style:table-cell-properties fo:border="0.0034in solid #000000" style:writing-mode="lr-tb" fo:padding-top="0.0395in" fo:padding-left="0.0395in" fo:padding-bottom="0.0194in" fo:padding-right="0.0395in"/>
    </style:style>
    <style:style style:name="TableRow87" style:family="table-row">
      <style:table-row-properties style:use-optimal-row-height="false" fo:keep-together="always"/>
    </style:style>
    <style:style style:name="TableCell8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9" style:parent-style-name="TableContents" style:family="paragraph">
      <style:text-properties fo:font-weight="bold" style:font-weight-asian="bold" style:font-weight-complex="bold" fo:font-size="10pt" style:font-size-asian="10pt" style:font-size-complex="10pt"/>
    </style:style>
    <style:style style:name="TableCell9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2" style:family="table-column">
      <style:table-column-properties style:column-width="0.334in" style:use-optimal-column-width="false"/>
    </style:style>
    <style:style style:name="TableColumn93" style:family="table-column">
      <style:table-column-properties style:column-width="0.834in" style:use-optimal-column-width="false"/>
    </style:style>
    <style:style style:name="TableColumn94" style:family="table-column">
      <style:table-column-properties style:column-width="0.6347in" style:use-optimal-column-width="false"/>
    </style:style>
    <style:style style:name="TableColumn95" style:family="table-column">
      <style:table-column-properties style:column-width="0.9083in" style:use-optimal-column-width="false"/>
    </style:style>
    <style:style style:name="TableColumn96" style:family="table-column">
      <style:table-column-properties style:column-width="1.8854in" style:use-optimal-column-width="false"/>
    </style:style>
    <style:style style:name="TableColumn97" style:family="table-column">
      <style:table-column-properties style:column-width="0.5527in" style:use-optimal-column-width="false"/>
    </style:style>
    <style:style style:name="TableColumn98" style:family="table-column">
      <style:table-column-properties style:column-width="1.1506in" style:use-optimal-column-width="false"/>
    </style:style>
    <style:style style:name="Table91" style:family="table">
      <style:table-properties style:width="6.3in" fo:margin-left="0in" table:align="left"/>
    </style:style>
    <style:style style:name="TableRow99" style:family="table-row">
      <style:table-row-properties style:use-optimal-row-height="false" fo:keep-together="always"/>
    </style:style>
    <style:style style:name="TableCell100" style:family="table-cell">
      <style:table-cell-properties fo:border="none" style:writing-mode="lr-tb" fo:padding-top="0in" fo:padding-left="0.0069in" fo:padding-bottom="0in" fo:padding-right="0.0069in"/>
    </style:style>
    <style:style style:name="TableColumn102" style:family="table-column">
      <style:table-column-properties style:column-width="0.334in" style:use-optimal-column-width="false"/>
    </style:style>
    <style:style style:name="TableColumn103" style:family="table-column">
      <style:table-column-properties style:column-width="0.834in" style:use-optimal-column-width="false"/>
    </style:style>
    <style:style style:name="TableColumn104" style:family="table-column">
      <style:table-column-properties style:column-width="0.6347in" style:use-optimal-column-width="false"/>
    </style:style>
    <style:style style:name="Table101" style:family="table">
      <style:table-properties style:width="1.8027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15" style:parent-style-name="Standard" style:family="paragraph">
      <style:text-properties style:font-name="Times New Roman" fo:font-size="12pt" style:font-size-asian="12pt"/>
    </style:style>
    <style:style style:name="TableCell11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2" style:family="table-cell">
      <style:table-cell-properties fo:border="0.0034in solid #000000" fo:background-color="#CCCCCC" style:writing-mode="lr-tb" style:vertical-align="middle" fo:padding-top="0.0395in" fo:padding-left="0.0395in" fo:padding-bottom="0.0194in" fo:padding-right="0.0395in"/>
    </style:style>
    <style:style style:name="P12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4" style:family="table-row">
      <style:table-row-properties style:use-optimal-row-height="false" fo:keep-together="always"/>
    </style:style>
    <style:style style:name="TableCell12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6" style:parent-style-name="TableContents" style:family="paragraph">
      <style:paragraph-properties fo:text-align="center"/>
      <style:text-properties fo:font-size="10pt" style:font-size-asian="10pt" style:font-size-complex="10pt"/>
    </style:style>
    <style:style style:name="TableCell12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2" style:parent-style-name="TableContents" style:family="paragraph">
      <style:paragraph-properties fo:text-align="center"/>
    </style:style>
    <style:style style:name="TableCell13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4" style:parent-style-name="TableContents" style:family="paragraph">
      <style:paragraph-properties fo:text-align="center"/>
    </style:style>
    <style:style style:name="TableCell13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8" style:parent-style-name="TableContents" style:family="paragraph">
      <style:paragraph-properties fo:text-align="center"/>
    </style:style>
    <style:style style:name="TableColumn140" style:family="table-column">
      <style:table-column-properties style:column-width="0.7923in" style:use-optimal-column-width="false"/>
    </style:style>
    <style:style style:name="TableColumn141" style:family="table-column">
      <style:table-column-properties style:column-width="0.9173in" style:use-optimal-column-width="false"/>
    </style:style>
    <style:style style:name="TableColumn142" style:family="table-column">
      <style:table-column-properties style:column-width="2.709in" style:use-optimal-column-width="false"/>
    </style:style>
    <style:style style:name="TableColumn143" style:family="table-column">
      <style:table-column-properties style:column-width="0.752in" style:use-optimal-column-width="false"/>
    </style:style>
    <style:style style:name="TableColumn144" style:family="table-column">
      <style:table-column-properties style:column-width="1.1291in" style:use-optimal-column-width="false"/>
    </style:style>
    <style:style style:name="Table139" style:family="table">
      <style:table-properties style:width="6.3in" fo:margin-left="0in" table:align="left"/>
    </style:style>
    <style:style style:name="TableRow145" style:family="table-row">
      <style:table-row-properties style:use-optimal-row-height="false" fo:keep-together="always"/>
    </style:style>
    <style:style style:name="TableCell14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9" style:parent-style-name="TableContents" style:family="paragraph">
      <style:paragraph-properties fo:text-align="center"/>
    </style:style>
    <style:style style:name="T150"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5" style:family="table-cell">
      <style:table-cell-properties fo:border="0.0034in solid #000000" fo:background-color="#CCCCCC" style:writing-mode="lr-tb" style:vertical-align="middle" fo:padding-top="0.0395in" fo:padding-left="0.0395in" fo:padding-bottom="0.0194in" fo:padding-right="0.0395in"/>
    </style:style>
    <style:style style:name="P15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7" style:family="table-row">
      <style:table-row-properties style:use-optimal-row-height="false" fo:keep-together="always"/>
    </style:style>
    <style:style style:name="TableCell15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9" style:parent-style-name="TableContents" style:family="paragraph">
      <style:text-properties fo:font-weight="bold" style:font-weight-asian="bold" style:font-weight-complex="bold" fo:font-size="10pt" style:font-size-asian="10pt" style:font-size-complex="10pt"/>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3"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4" style:parent-style-name="ContentsHeading" style:family="paragraph">
      <style:paragraph-properties fo:break-before="page">
        <style:tab-stops>
          <style:tab-stop style:type="right" style:leader-style="dotted" style:leader-text="." style:position="6.5319in"/>
        </style:tab-stops>
      </style:paragraph-properties>
    </style:style>
    <style:style style:name="P165" style:parent-style-name="Standard" style:family="paragraph">
      <style:paragraph-properties style:text-autospace="none" fo:text-align="justify" fo:margin-top="0.0833in"/>
      <style:text-properties fo:font-size="12pt" style:font-size-asian="12pt"/>
    </style:style>
    <style:style style:name="P166" style:parent-style-name="Standard" style:family="paragraph">
      <style:paragraph-properties style:text-autospace="none" fo:text-align="justify" fo:margin-top="0.0833in"/>
      <style:text-properties fo:font-size="12pt" style:font-size-asian="12pt"/>
    </style:style>
    <style:style style:name="P167" style:parent-style-name="Standard" style:family="paragraph">
      <style:paragraph-properties style:text-autospace="none" fo:text-align="justify" fo:margin-top="0.0833in"/>
      <style:text-properties fo:font-size="12pt" style:font-size-asian="12pt"/>
    </style:style>
    <style:style style:name="P168" style:parent-style-name="V-Modell-XT.Textbody" style:family="paragraph">
      <style:text-properties fo:font-weight="bold" style:font-weight-asian="bold" fo:font-size="14pt" style:font-size-asian="14pt" style:font-size-complex="14pt"/>
    </style:style>
    <style:style style:name="P169" style:parent-style-name="V-Modell-XT.Textbody" style:family="paragraph">
      <style:paragraph-properties>
        <style:tab-stops>
          <style:tab-stop style:type="left" style:position="1in"/>
        </style:tab-stops>
      </style:paragraph-properties>
    </style:style>
    <style:style style:name="P170" style:parent-style-name="V-Modell-XT.Textbody" style:family="paragraph">
      <style:text-properties fo:font-weight="bold" style:font-weight-asian="bold" fo:font-size="14pt" style:font-size-asian="14pt" style:font-size-complex="14pt"/>
    </style:style>
    <style:style style:name="P171" style:parent-style-name="Normal" style:family="paragraph">
      <style:paragraph-properties fo:break-before="page"/>
    </style:style>
    <style:style style:name="P172" style:parent-style-name="V-Modell-XT.Textbody" style:family="paragraph">
      <style:text-properties style:font-style-complex="italic" fo:color="#000000"/>
    </style:style>
    <style:style style:name="P173" style:parent-style-name="V-Modell-XT.Textbody" style:family="paragraph">
      <style:text-properties style:font-style-complex="italic" fo:color="#000000"/>
    </style:style>
    <style:style style:name="T174" style:parent-style-name="DefaultParagraphFont" style:family="text">
      <style:text-properties style:font-style-complex="italic" fo:color="#000000"/>
    </style:style>
    <style:style style:name="T175" style:parent-style-name="DefaultParagraphFont" style:family="text">
      <style:text-properties style:font-style-complex="italic" fo:color="#000000"/>
    </style:style>
    <style:style style:name="T176" style:parent-style-name="DefaultParagraphFont" style:family="text">
      <style:text-properties style:font-style-complex="italic" fo:color="#000000"/>
    </style:style>
    <style:style style:name="P177" style:parent-style-name="V-Modell-XT.Textbody" style:family="paragraph">
      <style:text-properties style:font-style-complex="italic" fo:color="#000000"/>
    </style:style>
    <style:style style:name="P178" style:parent-style-name="V-Modell-XT.Textbody" style:family="paragraph">
      <style:text-properties style:font-style-complex="italic" fo:color="#000000"/>
    </style:style>
    <style:style style:name="P179" style:parent-style-name="V-Modell-XT.Textbody" style:family="paragraph">
      <style:text-properties style:font-style-complex="italic" fo:color="#000000"/>
    </style:style>
    <style:style style:name="P180" style:parent-style-name="V-Modell-XT.Textbody" style:family="paragraph">
      <style:text-properties style:font-style-complex="italic" fo:color="#000000"/>
    </style:style>
    <style:style style:name="P181" style:parent-style-name="V-Modell-XT.Textbody" style:family="paragraph">
      <style:text-properties fo:font-style="italic" style:font-style-asian="italic" style:font-style-complex="italic"/>
    </style:style>
    <style:style style:name="P182" style:parent-style-name="V-Modell-XT.Textbody" style:family="paragraph">
      <style:text-properties fo:color="#000000"/>
    </style:style>
    <style:style style:name="P183" style:parent-style-name="V-Modell-XT.Textbody" style:family="paragraph">
      <style:text-properties fo:color="#000000"/>
    </style:style>
    <style:style style:name="P184" style:parent-style-name="V-Modell-XT.Textbody" style:family="paragraph">
      <style:text-properties fo:color="#000000"/>
    </style:style>
    <style:style style:name="P185" style:parent-style-name="V-Modell-XT.Textbody" style:family="paragraph">
      <style:text-properties fo:color="#000000"/>
    </style:style>
    <style:style style:name="P186" style:parent-style-name="V-Modell-XT.Textbody" style:family="paragraph">
      <style:text-properties fo:color="#000000"/>
    </style:style>
    <style:style style:name="P187" style:parent-style-name="V-Modell-XT.Textbody" style:family="paragraph">
      <style:text-properties fo:color="#000000"/>
    </style:style>
    <style:style style:name="P188" style:parent-style-name="V-Modell-XT.Textbody" style:family="paragraph">
      <style:text-properties style:font-style-complex="italic" fo:color="#000000"/>
    </style:style>
    <style:style style:name="P189" style:parent-style-name="V-Modell-XT.Textbody" style:family="paragraph">
      <style:text-properties fo:font-weight="bold" style:font-weight-asian="bold"/>
    </style:style>
    <style:style style:name="P190" style:parent-style-name="V-Modell-XT.Textbody" style:family="paragraph"/>
    <style:style style:name="P191" style:parent-style-name="V-Modell-XT.Textbody" style:family="paragraph"/>
    <style:style style:name="P192" style:parent-style-name="V-Modell-XT.Textbody" style:family="paragraph">
      <style:text-properties fo:font-weight="bold" style:font-weight-asian="bold"/>
    </style:style>
    <style:style style:name="P193" style:parent-style-name="V-Modell-XT.Textbody" style:family="paragraph"/>
    <style:style style:name="P194" style:parent-style-name="V-Modell-XT.Textbody" style:family="paragraph"/>
    <style:style style:name="P195" style:parent-style-name="V-Modell-XT.Textbody" style:family="paragraph"/>
    <style:style style:name="P196" style:parent-style-name="V-Modell-XT.Textbody" style:family="paragraph"/>
    <style:style style:name="P197" style:parent-style-name="V-Modell-XT.Textbody" style:family="paragraph">
      <style:text-properties fo:color="#000000"/>
    </style:style>
    <style:style style:name="P198" style:parent-style-name="V-Modell-XT.Textbody" style:family="paragraph">
      <style:text-properties fo:color="#000000"/>
    </style:style>
    <style:style style:name="P199" style:parent-style-name="V-Modell-XT.Textbody" style:family="paragraph">
      <style:text-properties fo:color="#000000"/>
    </style:style>
    <style:style style:name="P200" style:parent-style-name="V-Modell-XT.Textbody" style:family="paragraph">
      <style:text-properties fo:color="#000000"/>
    </style:style>
    <style:style style:name="P201" style:parent-style-name="V-Modell-XT.Textbody" style:family="paragraph">
      <style:text-properties fo:color="#000000"/>
    </style:style>
    <style:style style:name="P202" style:parent-style-name="V-Modell-XT.Textbody" style:family="paragraph">
      <style:text-properties fo:color="#000000"/>
    </style:style>
    <style:style style:name="P203" style:parent-style-name="V-Modell-XT.Textbody" style:family="paragraph">
      <style:text-properties fo:color="#000000"/>
    </style:style>
    <style:style style:name="P204" style:parent-style-name="V-Modell-XT.Textbody" style:family="paragraph">
      <style:text-properties fo:color="#000000"/>
    </style:style>
    <style:style style:name="TableColumn206" style:family="table-column">
      <style:table-column-properties style:column-width="1.3666in" style:use-optimal-column-width="false"/>
    </style:style>
    <style:style style:name="TableColumn207" style:family="table-column">
      <style:table-column-properties style:column-width="4.9333in" style:use-optimal-column-width="false"/>
    </style:style>
    <style:style style:name="Table205" style:family="table">
      <style:table-properties style:width="6.3in" fo:margin-left="0in" table:align="left"/>
    </style:style>
    <style:style style:name="TableRow208" style:family="table-row">
      <style:table-row-properties style:use-optimal-row-height="false" fo:keep-together="always"/>
    </style:style>
    <style:style style:name="TableCell20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11" style:family="table-cell">
      <style:table-cell-properties fo:border="0.0034in solid #000000" fo:background-color="#CCCCCC" style:writing-mode="lr-tb" style:vertical-align="middle" fo:padding-top="0.0395in" fo:padding-left="0.0395in" fo:padding-bottom="0.0194in" fo:padding-right="0.0395in"/>
    </style:style>
    <style:style style:name="P212" style:parent-style-name="TableContents" style:family="paragraph">
      <style:paragraph-properties fo:text-align="center"/>
      <style:text-properties fo:font-weight="bold" style:font-weight-asian="bold" style:font-weight-complex="bold"/>
    </style:style>
    <style:style style:name="TableRow213" style:family="table-row">
      <style:table-row-properties style:use-optimal-row-height="false" fo:keep-together="always"/>
    </style:style>
    <style:style style:name="TableCell21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15" style:parent-style-name="TableContents" style:family="paragraph">
      <style:text-properties fo:font-weight="bold" style:font-weight-asian="bold" style:font-weight-complex="bold" fo:font-size="10pt" style:font-size-asian="10pt" style:font-size-complex="10pt"/>
    </style:style>
    <style:style style:name="TableCell21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17"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18" style:parent-style-name="Standard" style:family="paragraph">
      <style:paragraph-properties style:text-autospace="none" fo:text-align="justify"/>
      <style:text-properties style:font-name-asian="Arial" style:font-name-complex="Arial" fo:color="#000080" fo:font-size="12pt" style:font-size-asian="12pt"/>
    </style:style>
    <style:style style:name="P219" style:parent-style-name="V-Modell-XT.Standard" style:family="paragraph">
      <style:text-properties fo:font-weight="bold" style:font-weight-asian="bold" style:font-weight-complex="bold"/>
    </style:style>
    <style:style style:name="P220"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21" style:parent-style-name="V-Modell-XT.Standard" style:family="paragraph">
      <style:text-properties fo:font-size="10pt" style:font-size-asian="10pt" style:font-size-complex="10pt"/>
    </style:style>
    <style:style style:name="P222" style:parent-style-name="V-Modell-XT.Standard" style:family="paragraph">
      <style:text-properties fo:font-size="10pt" style:font-size-asian="10pt" style:font-size-complex="10pt"/>
    </style:style>
    <style:style style:name="P223" style:parent-style-name="V-Modell-XT.Standard" style:family="paragraph">
      <style:text-properties fo:font-size="10pt" style:font-size-asian="10pt" style:font-size-complex="10pt"/>
    </style:style>
    <style:style style:name="P22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25" style:parent-style-name="Absatz-Standardschriftart" style:family="text">
      <style:text-properties fo:font-size="10pt" style:font-size-asian="10pt" style:font-size-complex="10pt"/>
    </style:style>
    <style:style style:name="T226" style:parent-style-name="Absatz-Standardschriftart" style:family="text">
      <style:text-properties fo:color="#0000FF" fo:font-size="10pt" style:font-size-asian="10pt" style:font-size-complex="10pt"/>
    </style:style>
    <style:style style:name="T227" style:parent-style-name="Absatz-Standardschriftart" style:family="text">
      <style:text-properties fo:font-size="10pt" style:font-size-asian="10pt" style:font-size-complex="10pt"/>
    </style:style>
    <style:style style:name="T228" style:parent-style-name="Absatz-Standardschriftart" style:family="text">
      <style:text-properties fo:font-size="10pt" style:font-size-asian="10pt" style:font-size-complex="10pt"/>
    </style:style>
    <style:style style:name="T229" style:parent-style-name="Absatz-Standardschriftart" style:family="text">
      <style:text-properties fo:color="#0000FF" fo:font-size="10pt" style:font-size-asian="10pt" style:font-size-complex="10pt"/>
    </style:style>
    <style:style style:name="T230" style:parent-style-name="Absatz-Standardschriftart" style:family="text">
      <style:text-properties fo:font-size="10pt" style:font-size-asian="10pt" style:font-size-complex="10pt"/>
    </style:style>
    <style:style style:name="T231" style:parent-style-name="Absatz-Standardschriftart" style:family="text">
      <style:text-properties fo:color="#0000FF" fo:font-size="10pt" style:font-size-asian="10pt" style:font-size-complex="10pt"/>
    </style:style>
    <style:style style:name="T232" style:parent-style-name="Absatz-Standardschriftart" style:family="text">
      <style:text-properties fo:font-size="10pt" style:font-size-asian="10pt" style:font-size-complex="10pt"/>
    </style:style>
    <style:style style:name="T233" style:parent-style-name="Absatz-Standardschriftart" style:family="text">
      <style:text-properties fo:color="#0000FF" fo:font-size="10pt" style:font-size-asian="10pt" style:font-size-complex="10pt"/>
    </style:style>
    <style:style style:name="T234" style:parent-style-name="Absatz-Standardschriftart" style:family="text">
      <style:text-properties fo:font-size="10pt" style:font-size-asian="10pt" style:font-size-complex="10pt"/>
    </style:style>
    <style:style style:name="T235" style:parent-style-name="Absatz-Standardschriftart" style:family="text">
      <style:text-properties fo:color="#0000FF" fo:font-size="10pt" style:font-size-asian="10pt" style:font-size-complex="10pt"/>
    </style:style>
    <style:style style:name="T236" style:parent-style-name="Absatz-Standardschriftart" style:family="text">
      <style:text-properties fo:font-size="10pt" style:font-size-asian="10pt" style:font-size-complex="10pt"/>
    </style:style>
    <style:style style:name="P237" style:parent-style-name="V-Modell-XT.Standard" style:family="paragraph">
      <style:text-properties fo:font-weight="bold" style:font-weight-asian="bold" style:font-weight-complex="bold"/>
    </style:style>
    <style:style style:name="P238"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39" style:parent-style-name="V-Modell-XT.Standard" style:family="paragraph">
      <style:text-properties fo:font-size="10pt" style:font-size-asian="10pt" style:font-size-complex="10pt"/>
    </style:style>
    <style:style style:name="P240" style:parent-style-name="V-Modell-XT.Standard" style:family="paragraph">
      <style:text-properties fo:font-size="10pt" style:font-size-asian="10pt" style:font-size-complex="10pt"/>
    </style:style>
    <style:style style:name="P241"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42" style:parent-style-name="Absatz-Standardschriftart" style:family="text">
      <style:text-properties fo:font-size="10pt" style:font-size-asian="10pt" style:font-size-complex="10pt"/>
    </style:style>
    <style:style style:name="T243" style:parent-style-name="Absatz-Standardschriftart" style:family="text">
      <style:text-properties fo:color="#0000FF" fo:font-size="10pt" style:font-size-asian="10pt" style:font-size-complex="10pt"/>
    </style:style>
    <style:style style:name="T244" style:parent-style-name="Absatz-Standardschriftart" style:family="text">
      <style:text-properties fo:font-size="10pt" style:font-size-asian="10pt" style:font-size-complex="10pt"/>
    </style:style>
    <style:style style:name="T245" style:parent-style-name="Absatz-Standardschriftart" style:family="text">
      <style:text-properties fo:font-size="10pt" style:font-size-asian="10pt" style:font-size-complex="10pt"/>
    </style:style>
    <style:style style:name="T246" style:parent-style-name="Absatz-Standardschriftart" style:family="text">
      <style:text-properties fo:color="#0000FF" fo:font-size="10pt" style:font-size-asian="10pt" style:font-size-complex="10pt"/>
    </style:style>
    <style:style style:name="T247" style:parent-style-name="Absatz-Standardschriftart" style:family="text">
      <style:text-properties fo:font-size="10pt" style:font-size-asian="10pt" style:font-size-complex="10pt"/>
    </style:style>
    <style:style style:name="P248" style:parent-style-name="V-Modell-XT.Standard" style:family="paragraph">
      <style:text-properties fo:font-weight="bold" style:font-weight-asian="bold" style:font-weight-complex="bold"/>
    </style:style>
    <style:style style:name="P249"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50" style:parent-style-name="V-Modell-XT.Standard" style:family="paragraph">
      <style:text-properties fo:font-size="10pt" style:font-size-asian="10pt" style:font-size-complex="10pt"/>
    </style:style>
    <style:style style:name="P251" style:parent-style-name="V-Modell-XT.Standard" style:family="paragraph">
      <style:text-properties fo:font-size="10pt" style:font-size-asian="10pt" style:font-size-complex="10pt"/>
    </style:style>
    <style:style style:name="P252"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53" style:parent-style-name="Absatz-Standardschriftart" style:family="text">
      <style:text-properties fo:font-size="10pt" style:font-size-asian="10pt" style:font-size-complex="10pt"/>
    </style:style>
    <style:style style:name="T254" style:parent-style-name="Absatz-Standardschriftart" style:family="text">
      <style:text-properties fo:color="#0000FF" fo:font-size="10pt" style:font-size-asian="10pt" style:font-size-complex="10pt"/>
    </style:style>
    <style:style style:name="T255" style:parent-style-name="Absatz-Standardschriftart" style:family="text">
      <style:text-properties fo:font-size="10pt" style:font-size-asian="10pt" style:font-size-complex="10pt"/>
    </style:style>
    <style:style style:name="T256" style:parent-style-name="Absatz-Standardschriftart" style:family="text">
      <style:text-properties fo:font-size="10pt" style:font-size-asian="10pt" style:font-size-complex="10pt"/>
    </style:style>
    <style:style style:name="T257" style:parent-style-name="Absatz-Standardschriftart" style:family="text">
      <style:text-properties fo:color="#0000FF" fo:font-size="10pt" style:font-size-asian="10pt" style:font-size-complex="10pt"/>
    </style:style>
    <style:style style:name="T258" style:parent-style-name="Absatz-Standardschriftart" style:family="text">
      <style:text-properties fo:font-size="10pt" style:font-size-asian="10pt" style:font-size-complex="10pt"/>
    </style:style>
  </office:automatic-styles>
  <office:body>
    <office:text text:use-soft-page-breaks="true">
      <text:p text:style-name="P1"/>
      <text:p text:style-name="P14">- Requirements and Analyses: Project Proposal -</text:p>
      <text:p text:style-name="P15"><text:span text:style-name="T16">ChatPack</text:span><text:span text:style-name="T17">Version:<text:s/></text:span><text:span text:style-name="T18">0.1</text:span></text:p>
      <text:p text:style-name="Textbody"/>
      <text:p text:style-name="Textbody"/>
      <table:table table:style-name="Table19">
        <table:table-columns>
          <table:table-column table:style-name="TableColumn20"/>
          <table:table-column table:style-name="TableColumn21"/>
        </table:table-columns>
        <table:table-row table:style-name="TableRow22">
          <table:table-cell table:style-name="TableCell23">
            <text:p text:style-name="P24">Project name</text:p>
          </table:table-cell>
          <table:table-cell table:style-name="TableCell25">
            <text:p text:style-name="P26"><text:span text:style-name="T27">ChatPack</text:span></text:p>
          </table:table-cell>
        </table:table-row>
        <table:table-row table:style-name="TableRow28">
          <table:table-cell table:style-name="TableCell29">
            <text:p text:style-name="P30">Project leader</text:p>
          </table:table-cell>
          <table:table-cell table:style-name="TableCell31">
            <text:p text:style-name="TableContents">Antensteiner, Do, Vasquez</text:p>
          </table:table-cell>
        </table:table-row>
        <table:table-row table:style-name="TableRow32">
          <table:table-cell table:style-name="TableCell33">
            <text:p text:style-name="P34">Responsible</text:p>
          </table:table-cell>
          <table:table-cell table:style-name="TableCell35">
            <text:p text:style-name="P36"/>
          </table:table-cell>
        </table:table-row>
        <table:table-row table:style-name="TableRow37">
          <table:table-cell table:style-name="TableCell38">
            <text:p text:style-name="P39">Created on</text:p>
          </table:table-cell>
          <table:table-cell table:style-name="TableCell40">
            <text:p text:style-name="TableContents">20 September 2017</text:p>
          </table:table-cell>
        </table:table-row>
        <table:table-row table:style-name="TableRow41">
          <table:table-cell table:style-name="TableCell42">
            <text:p text:style-name="P43">Last changed</text:p>
          </table:table-cell>
          <table:table-cell table:style-name="TableCell44">
            <text:p text:style-name="TableContents"><text:span text:style-name="T45"><text:modification-date style:data-style-name="N46">11/05/2017</text:modification-date></text:span><text:span text:style-name="T47"><text:s/></text:span><text:span text:style-name="T48"><text:modification-date style:data-style-name="N49">19:43</text:modification-date></text:span></text:p>
          </table:table-cell>
        </table:table-row>
        <table:table-row table:style-name="TableRow50">
          <table:table-cell table:style-name="TableCell51">
            <text:p text:style-name="P52">Processing status</text:p>
          </table:table-cell>
          <table:table-cell table:style-name="TableCell53">
            <table:table table:style-name="Table54">
              <table:table-columns>
                <table:table-column table:style-name="TableColumn55"/>
                <table:table-column table:style-name="TableColumn56"/>
              </table:table-columns>
              <table:table-row table:style-name="TableRow57">
                <table:table-cell table:style-name="TableCell58">
                  <text:p text:style-name="P59">X</text:p>
                </table:table-cell>
                <table:table-cell table:style-name="TableCell60">
                  <text:p text:style-name="TableContents">in process</text:p>
                </table:table-cell>
              </table:table-row>
              <table:table-row table:style-name="TableRow61">
                <table:table-cell table:style-name="TableCell62">
                  <text:p text:style-name="P63"/>
                </table:table-cell>
                <table:table-cell table:style-name="TableCell64">
                  <text:p text:style-name="TableContents">submitted</text:p>
                </table:table-cell>
              </table:table-row>
              <table:table-row table:style-name="TableRow65">
                <table:table-cell table:style-name="TableCell66">
                  <text:p text:style-name="P67"/>
                </table:table-cell>
                <table:table-cell table:style-name="TableCell68">
                  <text:p text:style-name="TableContents">completed</text:p>
                </table:table-cell>
              </table:table-row>
            </table:table>
            <text:p text:style-name="P69"/>
          </table:table-cell>
        </table:table-row>
        <table:table-row table:style-name="TableRow70">
          <table:table-cell table:style-name="TableCell71">
            <text:p text:style-name="P72">Document file</text:p>
          </table:table-cell>
          <table:table-cell table:style-name="TableCell73">
            <text:p text:style-name="TableContents"/>
          </table:table-cell>
        </table:table-row>
        <table:table-row table:style-name="TableRow74">
          <table:table-cell table:style-name="TableCell75">
            <text:p text:style-name="P76">V-Modell-XT Version</text:p>
          </table:table-cell>
          <table:table-cell table:style-name="TableCell77">
            <text:p text:style-name="P78">1.3</text:p>
          </table:table-cell>
        </table:table-row>
      </table:table>
      <text:p text:style-name="Textbody"/>
      <text:soft-page-break/>
      <text:p text:style-name="P79">Further Product Information</text:p>
      <table:table table:style-name="Table80">
        <table:table-columns>
          <table:table-column table:style-name="TableColumn81"/>
          <table:table-column table:style-name="TableColumn82"/>
        </table:table-columns>
        <table:table-row table:style-name="TableRow83">
          <table:table-cell table:style-name="TableCell84">
            <text:p text:style-name="P85">Participating</text:p>
          </table:table-cell>
          <table:table-cell table:style-name="TableCell86">
            <text:p text:style-name="TableContents"/>
          </table:table-cell>
        </table:table-row>
        <table:table-row table:style-name="TableRow87">
          <table:table-cell table:style-name="TableCell88">
            <text:p text:style-name="P89">Creation</text:p>
          </table:table-cell>
          <table:table-cell table:style-name="TableCell90">
            <text:p text:style-name="TableContents">Initial Extern</text:p>
          </table:table-cell>
        </table:table-row>
      </table:table>
      <text:p text:style-name="V-Modell-XT.Produktbeispiele.Überschrift">Change<text:s/>Listing</text:p>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able:number-columns-spanned="3">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able:number-columns-spanned="3">
                  <text:p text:style-name="P107">Change</text:p>
                </table:table-cell>
                <table:covered-table-cell/>
                <table:covered-table-cell/>
              </table:table-row>
              <table:table-row table:style-name="TableRow108">
                <table:table-cell table:style-name="TableCell109">
                  <text:p text:style-name="P110">No</text:p>
                </table:table-cell>
                <table:table-cell table:style-name="TableCell111">
                  <text:p text:style-name="P112">Date</text:p>
                </table:table-cell>
                <table:table-cell table:style-name="TableCell113">
                  <text:p text:style-name="P114">Version</text:p>
                </table:table-cell>
              </table:table-row>
            </table:table>
            <text:p text:style-name="P115"/>
          </table:table-cell>
          <table:covered-table-cell/>
          <table:covered-table-cell/>
          <table:table-cell table:style-name="TableCell116">
            <text:p text:style-name="P117">Changed Chapters</text:p>
          </table:table-cell>
          <table:table-cell table:style-name="TableCell118">
            <text:p text:style-name="P119">Description of changes</text:p>
          </table:table-cell>
          <table:table-cell table:style-name="TableCell120">
            <text:p text:style-name="P121">Author</text:p>
          </table:table-cell>
          <table:table-cell table:style-name="TableCell122">
            <text:p text:style-name="P123">State</text:p>
          </table:table-cell>
        </table:table-row>
        <table:table-row table:style-name="TableRow124">
          <table:table-cell table:style-name="TableCell125">
            <text:p text:style-name="P126">1</text:p>
          </table:table-cell>
          <table:table-cell table:style-name="TableCell127">
            <text:p text:style-name="P128"/>
          </table:table-cell>
          <table:table-cell table:style-name="TableCell129">
            <text:p text:style-name="P130">0.1</text:p>
          </table:table-cell>
          <table:table-cell table:style-name="TableCell131">
            <text:p text:style-name="P132">all</text:p>
          </table:table-cell>
          <table:table-cell table:style-name="TableCell133">
            <text:p text:style-name="P134">Initial product creation</text:p>
          </table:table-cell>
          <table:table-cell table:style-name="TableCell135">
            <text:p text:style-name="P136"/>
          </table:table-cell>
          <table:table-cell table:style-name="TableCell137">
            <text:p text:style-name="P138"/>
          </table:table-cell>
        </table:table-row>
      </table:table>
      <text:p text:style-name="V-Modell-XT.Produktbeispiele.Überschrift">Test Listing</text:p>
      <text:p text:style-name="V-Modell-XT.Standard">The following table shows an overview of all tests – both self-tests as well as tests by inde-pended quality<text:s/>assurance – for the present document.</text:p>
      <text:p text:style-name="Standard"/>
      <table:table table:style-name="Table139">
        <table:table-columns>
          <table:table-column table:style-name="TableColumn140"/>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Date</text:p>
          </table:table-cell>
          <table:table-cell table:style-name="TableCell148">
            <text:p text:style-name="P149"><text:span text:style-name="T150">Tested Version</text:span></text:p>
          </table:table-cell>
          <table:table-cell table:style-name="TableCell151">
            <text:p text:style-name="P152">Notes</text:p>
          </table:table-cell>
          <table:table-cell table:style-name="TableCell153">
            <text:p text:style-name="P154">Inspector</text:p>
          </table:table-cell>
          <table:table-cell table:style-name="TableCell155">
            <text:p text:style-name="P156">New Product Status</text:p>
          </table:table-cell>
        </table:table-row>
        <table:table-row table:style-name="TableRow157">
          <table:table-cell table:style-name="TableCell158">
            <text:p text:style-name="P159"/>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row>
      </table:table>
      <text:p text:style-name="Standard"/>
      <text:table-of-content text:name="_TOC6">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64">Content</text:p>
          <text:p text:style-name="Contents1">1 Introduction<text:tab/>4</text:p>
          <text:p text:style-name="Contents1">2 Initial Situation<text:tab/>5</text:p>
          <text:p text:style-name="Contents1">3 General Conditions and Constraints<text:tab/>6</text:p>
          <text:p text:style-name="Contents1">4 Project Objectives and System Concepts<text:tab/>7</text:p>
          <text:p text:style-name="Contents1">5<text:s/>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P165">Nowadays there are already a lot of chat-clients which are used regularly for example TeamSpeak,<text:s/>Skype, etc. People use it for different situation for example for a relax conversation with a family member or friend abroad or for a serious discussion in a project meeting. But not everybody use the same client. Each person prefer one certain client. Although these clients (Skype, etc.) are used regularly, are they really perfect?</text:p>
      <text:p text:style-name="P166">On one hand there are clients that are rather complicate to use, on the other hand there are also clients with memory problems in terms of consumption. A lot of clients also do<text:s/>not have precise information about the user’s chat-history in terms of message amount.<text:s/></text:p>
      <text:p text:style-name="P167">Therefore we want to create a client which will be simple to use with minimalistic interface for an easy understanding.</text:p>
      <text:soft-page-break/>
      <text:h text:style-name="Überschrift1" text:outline-level="1">Initial Situation</text:h>
      <text:p text:style-name="Textbody"/>
      <text:p text:style-name="V-Modell-XT.Textbody">So currently there are many chat-clients that people are using daily. But those clients are not perfect and they also have some disadvantages.</text:p>
      <text:p text:style-name="P168">Skype</text:p>
      <text:p text:style-name="V-Modell-XT.Textbody">Skype is a popular client for a lot of people for every age. It is rather simple to use with its plain interface. However, one of Skype’s biggest problem is the response time and the memory consumption.</text:p>
      <text:p text:style-name="V-Modell-XT.Textbody">The consumption can be a problem when the user has an old PC which components are outdated. If there are also multiple programs running in the background, this can lead to an overloaded CPU<text:s/>The memory consumption varies from 70 MB to 200 MB under certain circumstances like using the screen-sharing option for a call. The consequence would be slow response time.</text:p>
      <text:p text:style-name="V-Modell-XT.Textbody">Skype is also based to a Peer to Peer concept. Peer to Peer is rather an unsafe method for communication because the messages can be lost when a user is offline. Another problem is that the user has to be registered on every computer.</text:p>
      <text:p text:style-name="V-Modell-XT.Textbody">For some people who use such client it is important to get and to receive the messages quickly and instantly.<text:s/>As mentioned the response time could take a long time and in a long conversation someone could lose<text:s/>his/her<text:s/>patience.</text:p>
      <text:p text:style-name="V-Modell-XT.Textbody">Also,<text:s/>one annoying thing are the ads. There will always be ads on the Skype’s interface except for an extra purchase.</text:p>
      <text:p text:style-name="P169"/>
      <text:p text:style-name="P170">TeamSpeak</text:p>
      <text:p text:style-name="V-Modell-XT.Textbody">Another<text:s/>alternative would be TeamSpeak, a popular client for teenagers. Although TeamSpeak is a quick and simple-looking client, it is really difficult to use.</text:p>
      <text:p text:style-name="V-Modell-XT.Textbody">If the client is starting, the users have to make a connection on a server. That can be really confusing<text:s/>for the first time because you have to type server information (address and password) in, which are mostly unknown, because the user do not expect a server.</text:p>
      <text:p text:style-name="V-Modell-XT.Textbody">It also has a large variety of options and tools for administration, which can easily over-whelm a<text:s/>new user who has never used TeamSpeak before. That takes some extra time for the user to get used to it.</text:p>
      <text:p text:style-name="V-Modell-XT.Textbody">The user will also think that purchasing a server is essential. But there is also another way to talk without owning a server and that would be a public server.</text:p>
      <text:p text:style-name="V-Modell-XT.Textbody">But in a public server the user has limited features and other people could disturb your conversation, because they also have free excess to the server.</text:p>
      <text:p text:style-name="V-Modell-XT.Textbody"/>
      <text:p text:style-name="V-Modell-XT.Textbody">It is also noticeable that none of these clients have something like a statistic for the user to inform him for example, with his current amount of messages sent to a friend.</text:p>
      <text:p text:style-name="P171"/>
      <text:p text:style-name="V-Modell-XT.Textbody">This is why we want to create a new client. This project will be focused on the user’s comfortableness. They should not be confused or lose their patience over a client.</text:p>
      <text:p text:style-name="V-Modell-XT.Textbody">They should enjoy<text:s/>using<text:s/>this client and be happy about it. To succeed, we want to make the client simple and resource limited in order to let the user experience a comfortable conversation with his friend/s.</text:p>
      <text:p text:style-name="V-Modell-XT.Textbody">Every user has and can use all features (no cost). A special feature<text:s/>will also be available and that will be the stats for each friend.</text:p>
      <text:p text:style-name="V-Modell-XT.Textbody">This option allowed the user to see the information between user and friend for example, messages sent in total, messages in last week. This should also prevent the user to forget about a friend.</text:p>
      <text:p text:style-name="V-Modell-XT.Textbody">Every account will get exactly one tag-number. The purpose of the tag-number will be the facilitation for searching a friend.</text:p>
      <text:soft-page-break/>
      <text:h text:style-name="Überschrift1" text:outline-level="1">General Conditions and Constraints</text:h>
      <text:p text:style-name="P172"/>
      <text:p text:style-name="P173">The client should be easy to understand even at the first time using. The user should not be overwhelmed with unimportant options like for example TeamSpeak with their option “Extras”<text:s/>where<text:s/>some of them are not even available.</text:p>
      <text:p text:style-name="V-Modell-XT.Textbody"><text:span text:style-name="T174">Every user will get a<text:s/></text:span>tag-number, a<text:s/><text:span text:style-name="T175">specific number combination which purpose is to make the se</text:span><text:span text:style-name="T176">arching for their friends easier.</text:span></text:p>
      <text:p text:style-name="P177">The interface will be designed with WPF.</text:p>
      <text:p text:style-name="P178">A server will be used for the client for a stable chatting, an easier managing of the data and to avoid messages lost. The user should be able to send and receive every message. That is why it should not be Peer to Peer.</text:p>
      <text:p text:style-name="P179">The application will only use TCP/IP connections, since only<text:s/>a free plan should be offered.</text:p>
      <text:p text:style-name="P180">It needs little resources for the best performance even for older computers. It<text:s/>should<text:s/>not cause a problem like in Skype.</text:p>
      <text:soft-page-break/>
      <text:h text:style-name="Überschrift1" text:outline-level="1">Project Objectives and System Concepts</text:h>
      <text:p text:style-name="P181"/>
      <text:list text:style-name="LFO20" text:continue-numbering="true">
        <text:list-item>
          <text:p text:style-name="P182">The application focuses on an understandable and comfortable handling for the user.</text:p>
        </text:list-item>
        <text:list-item>
          <text:p text:style-name="P183">A simple and clean interface assists the user for an easy understanding.</text:p>
        </text:list-item>
        <text:list-item>
          <text:p text:style-name="P184">When an account is created, it gets a tag-number for an easier searching.</text:p>
        </text:list-item>
        <text:list-item>
          <text:p text:style-name="P185">The status let the user see the current activity of his friends.</text:p>
        </text:list-item>
        <text:list-item>
          <text:p text:style-name="P186">The stats are about the user’s information between him and his friends, like the amount of messages sent to a friend and received.</text:p>
        </text:list-item>
        <text:list-item>
          <text:p text:style-name="P187">Every user is able to use these features (stats, status) that means no one has pay for anything.</text:p>
        </text:list-item>
        <text:list-item>
          <text:p text:style-name="P188">It will run on a server for a stable chatting, an easier managing of the data and to avoid losing messages.</text:p>
        </text:list-item>
      </text:list>
      <text:soft-page-break/>
      <text:h text:style-name="Überschrift1" text:outline-level="1">Opportunities and Risks</text:h>
      <text:p text:style-name="V-Modell-XT.Textbody"/>
      <text:p text:style-name="P189">Opportunities</text:p>
      <text:list text:style-name="LFO21" text:continue-numbering="true">
        <text:list-item>
          <text:p text:style-name="P190">It is an easy way for the user to communicate with friends.</text:p>
        </text:list-item>
        <text:list-item>
          <text:p text:style-name="P191">The client's theme can be modified to the customer’s favor.</text:p>
        </text:list-item>
      </text:list>
      <text:p text:style-name="P192">Risks</text:p>
      <text:list text:style-name="LFO22" text:continue-numbering="true">
        <text:list-item>
          <text:p text:style-name="P193">There may be interrupted connections due to heavy server load.</text:p>
        </text:list-item>
        <text:list-item>
          <text:p text:style-name="P194">The application could still be too complicated for the user.</text:p>
        </text:list-item>
        <text:list-item>
          <text:p text:style-name="P195">The features (stats, status) may not be appealing to everyone.</text:p>
        </text:list-item>
        <text:list-item>
          <text:p text:style-name="P196">It<text:s/>could happen that messages are not being sent properly (message loss).</text:p>
        </text:list-item>
      </text:list>
      <text:soft-page-break/>
      <text:h text:style-name="Überschrift1" text:outline-level="1">Planning</text:h>
      <text:p text:style-name="P197"/>
      <text:list text:style-name="LFO23" text:continue-numbering="true">
        <text:list-item>
          <text:p text:style-name="P198">Project ending on 10 June 2018</text:p>
        </text:list-item>
        <text:list-item>
          <text:p text:style-name="P199">Project started on 20 September 2017</text:p>
        </text:list-item>
        <text:list-item>
          <text:p text:style-name="P200">Creating a server on 10 January 2018</text:p>
        </text:list-item>
        <text:list-item>
          <text:p text:style-name="P201">A user can be created on 25 February 2018</text:p>
        </text:list-item>
        <text:list-item>
          <text:p text:style-name="P202">A friend can be added on 3 April 2018</text:p>
        </text:list-item>
        <text:list-item>
          <text:p text:style-name="P203">Interface is finished on 25 February 2018</text:p>
        </text:list-item>
        <text:list-item>
          <text:p text:style-name="P204">Stats, status can be viewed on 25 February 2018</text:p>
        </text:list-item>
      </text:list>
      <text:soft-page-break/>
      <text:h text:style-name="Überschrift1" text:outline-level="1">List of Abbreviations</text:h>
      <text:p text:style-name="Textbody"/>
      <table:table table:style-name="Table205">
        <table:table-columns>
          <table:table-column table:style-name="TableColumn206"/>
          <table:table-column table:style-name="TableColumn207"/>
        </table:table-columns>
        <table:table-row table:style-name="TableRow208">
          <table:table-cell table:style-name="TableCell209">
            <text:p text:style-name="P210">Abbreviation</text:p>
          </table:table-cell>
          <table:table-cell table:style-name="TableCell211">
            <text:p text:style-name="P212">Explanation</text:p>
          </table:table-cell>
        </table:table-row>
        <table:table-row table:style-name="TableRow213">
          <table:table-cell table:style-name="TableCell214">
            <text:p text:style-name="P215"/>
          </table:table-cell>
          <table:table-cell table:style-name="TableCell216">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17">Guidelines for checking the documents</text:p>
      <text:p text:style-name="P218">Contentwise<text:s/>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219">Consideration of the Project Proposal</text:p>
      <text:p text:style-name="P220">Affected products:</text:p>
      <text:list text:style-name="LFO24" text:continue-numbering="true">
        <text:list-item>
          <text:p text:style-name="P221">Project Proposal</text:p>
        </text:list-item>
      </text:list>
      <text:list text:style-name="LFO24">
        <text:list-item text:start-value="1">
          <text:p text:style-name="P222">Project Manual</text:p>
        </text:list-item>
      </text:list>
      <text:list text:style-name="LFO24">
        <text:list-item text:start-value="1">
          <text:p text:style-name="P223">Project Plan</text:p>
        </text:list-item>
      </text:list>
      <text:p text:style-name="P224">Description:</text:p>
      <text:p text:style-name="V-Modell-XT.Standard"><text:span text:style-name="T225">The information about<text:s/></text:span><text:span text:style-name="T226">»Initial Situation</text:span><text:span text:style-name="T227">, existing fr</text:span><text:span text:style-name="T228">amework conditions, project targets, system conception and<text:s/></text:span><text:span text:style-name="T229">»Economic Efficiency</text:span><text:span text:style-name="T230"><text:s/>contained in the<text:s/></text:span><text:span text:style-name="T231">»Project Proposal</text:span><text:span text:style-name="T232"><text:s/>have to be considered in the<text:s/></text:span><text:span text:style-name="T233">»Project Manual</text:span><text:span text:style-name="T234"><text:s/>and in the<text:s/></text:span><text:span text:style-name="T235">»Project Plan</text:span><text:span text:style-name="T236">.</text:span></text:p>
      <text:p text:style-name="V-Modell-XT.Standard"/>
      <text:p text:style-name="P237">Preparing the first Project Progress Decision</text:p>
      <text:p text:style-name="P238">Affected products:</text:p>
      <text:list text:style-name="LFO24">
        <text:list-item text:start-value="1">
          <text:p text:style-name="P239">Project Proposal</text:p>
        </text:list-item>
      </text:list>
      <text:list text:style-name="LFO24">
        <text:list-item text:start-value="1">
          <text:p text:style-name="P240">Project Progress Decision</text:p>
        </text:list-item>
      </text:list>
      <text:p text:style-name="P241">Description:</text:p>
      <text:p text:style-name="V-Modell-XT.Standard"><text:span text:style-name="T242">The project ideas and realization proposals presented in the<text:s/></text:span><text:span text:style-name="T243">»Project Proposal</text:span><text:span text:style-name="T244"><text:s/>have to be weighted in a decision process that is outside of the V-Modell. The decision that is made has to be laid down in a</text:span><text:span text:style-name="T245"><text:s/></text:span><text:span text:style-name="T246">»Project Progress Decision</text:span><text:span text:style-name="T247">.</text:span></text:p>
      <text:p text:style-name="V-Modell-XT.Standard"/>
      <text:p text:style-name="P248">Project Proposal and Requirements Specification</text:p>
      <text:p text:style-name="P249">Affected products:</text:p>
      <text:list text:style-name="LFO24">
        <text:list-item text:start-value="1">
          <text:p text:style-name="P250">Requirements Specification</text:p>
        </text:list-item>
      </text:list>
      <text:list text:style-name="LFO24">
        <text:list-item text:start-value="1">
          <text:p text:style-name="P251">Project Proposal</text:p>
        </text:list-item>
      </text:list>
      <text:p text:style-name="P252">Description:</text:p>
      <text:p text:style-name="V-Modell-XT.Standard"><text:span text:style-name="T253">In the product<text:s/></text:span><text:span text:style-name="T254">»Requirements Specification</text:span><text:span text:style-name="T255"><text:s/>or Requirements Specification Overall Project, the<text:s/></text:span><text:span text:style-name="T256">information from the<text:s/></text:span><text:span text:style-name="T257">»Project Proposal</text:span><text:span text:style-name="T258"><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Listenabsatz" style:display-name="Listenabsatz" style:family="paragraph" style:parent-style-name="Standard">
      <style:paragraph-properties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1/05/17</text:modification-date></text:span><text:span text:style-name="T7"><text:s/></text:span><text:span text:style-name="T8"><text:modification-date style:data-style-name="N9">19:43:00</text:modification-date></text:span><text:span text:style-name="T10"><text:tab/></text:span><text:span text:style-name="T11"><text:page-number text:fixed="false">14</text:page-number></text:span><text:span text:style-name="T12"><text:s/>/<text:s/></text:span><text:span text:style-name="T13"><text:page-count>14</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Stephan</dc:creator>
    <meta:creation-date>2017-10-17T06:36:00Z</meta:creation-date>
    <dc:date>2017-11-05T19:12:00Z</dc:date>
    <meta:template xlink:href="Normal" xlink:type="simple"/>
    <meta:editing-cycles>85</meta:editing-cycles>
    <meta:editing-duration>PT0S</meta:editing-duration>
    <meta:user-defined meta:name="Info 1"/>
    <meta:user-defined meta:name="Info 2"/>
    <meta:user-defined meta:name="Info 3"/>
    <meta:user-defined meta:name="Info 4"/>
    <meta:document-statistic meta:page-count="14" meta:paragraph-count="17" meta:word-count="1235" meta:character-count="9001" meta:row-count="64" meta:non-whitespace-character-count="7783"/>
  </office:meta>
</office:document-meta>
</file>